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 /&gt;</text:p>
      <text:p text:style-name="Standard"><text:s text:c="2"/>&lt;meta name="viewport" content="width=device-width, initial-scale=1.0"/&gt;</text:p>
      <text:p text:style-name="Standard"><text:s text:c="2"/>&lt;title&gt;BLOG T&lt;/title&gt;</text:p>
      <text:p text:style-name="Standard"><text:s text:c="2"/>&lt;style&gt;</text:p>
      <text:p text:style-name="Standard"><text:s text:c="4"/>body {</text:p>
      <text:p text:style-name="Standard"><text:s text:c="6"/>margin: 0;</text:p>
      <text:p text:style-name="Standard"><text:s text:c="6"/>padding: 0;</text:p>
      <text:p text:style-name="Standard"><text:s text:c="6"/>background: #000 url('https://i.imgur.com/z6lFJrm.jpg') no-repeat center center fixed;</text:p>
      <text:p text:style-name="Standard"><text:s text:c="6"/>background-size: cover;</text:p>
      <text:p text:style-name="Standard"><text:s text:c="6"/>color: white;</text:p>
      <text:p text:style-name="Standard"><text:s text:c="6"/>font-family: 'Segoe UI', sans-serif;</text:p>
      <text:p text:style-name="Standard"><text:s text:c="4"/>}</text:p>
      <text:p text:style-name="Standard"/>
      <text:p text:style-name="Standard"><text:s text:c="4"/>.container {</text:p>
      <text:p text:style-name="Standard"><text:s text:c="6"/>text-align: center;</text:p>
      <text:p text:style-name="Standard"><text:s text:c="6"/>padding-top: 100px;</text:p>
      <text:p text:style-name="Standard"><text:s text:c="4"/>}</text:p>
      <text:p text:style-name="Standard"/>
      <text:p text:style-name="Standard"><text:s text:c="4"/>h1 {</text:p>
      <text:p text:style-name="Standard"><text:s text:c="6"/>font-size: 3em;</text:p>
      <text:p text:style-name="Standard"><text:s text:c="6"/>margin-bottom: 0.5em;</text:p>
      <text:p text:style-name="Standard"><text:s text:c="4"/>}</text:p>
      <text:p text:style-name="Standard"/>
      <text:p text:style-name="Standard"><text:s text:c="4"/>.book {</text:p>
      <text:p text:style-name="Standard"><text:s text:c="6"/>margin: 40px auto;</text:p>
      <text:p text:style-name="Standard"><text:s text:c="6"/>padding: 20px;</text:p>
      <text:p text:style-name="Standard"><text:s text:c="6"/>background: rgba(255, 255, 255, 0.05);</text:p>
      <text:p text:style-name="Standard"><text:s text:c="6"/>border-radius: 12px;</text:p>
      <text:p text:style-name="Standard"><text:s text:c="6"/>max-width: 600px;</text:p>
      <text:p text:style-name="Standard"><text:s text:c="4"/>}</text:p>
      <text:p text:style-name="Standard"/>
      <text:p text:style-name="Standard"><text:s text:c="4"/>.book h2 {</text:p>
      <text:p text:style-name="Standard"><text:s text:c="6"/>margin: 0;</text:p>
      <text:p text:style-name="Standard"><text:s text:c="4"/>}</text:p>
      <text:p text:style-name="Standard"/>
      <text:p text:style-name="Standard"><text:s text:c="4"/>.book a {</text:p>
      <text:p text:style-name="Standard"><text:s text:c="6"/>display: inline-block;</text:p>
      <text:p text:style-name="Standard"><text:s text:c="6"/>margin-top: 10px;</text:p>
      <text:p text:style-name="Standard"><text:s text:c="6"/>color: #fff;</text:p>
      <text:p text:style-name="Standard"><text:s text:c="6"/>text-decoration: underline;</text:p>
      <text:p text:style-name="Standard"><text:s text:c="6"/>font-size: 1.1em;</text:p>
      <text:p text:style-name="Standard"><text:s text:c="4"/>}</text:p>
      <text:p text:style-name="Standard"/>
      <text:p text:style-name="Standard"><text:s text:c="4"/>.light {</text:p>
      <text:p text:style-name="Standard"><text:s text:c="6"/>position: fixed;</text:p>
      <text:p text:style-name="Standard"><text:s text:c="6"/>pointer-events: none;</text:p>
      <text:p text:style-name="Standard"><text:s text:c="6"/>top: 0;</text:p>
      <text:p text:style-name="Standard"><text:s text:c="6"/>left: 0;</text:p>
      <text:p text:style-name="Standard"><text:s text:c="6"/>width: 100vw;</text:p>
      <text:p text:style-name="Standard"><text:soft-page-break/><text:s text:c="6"/>height: 100vh;</text:p>
      <text:p text:style-name="Standard"><text:s text:c="6"/>z-index: 9999;</text:p>
      <text:p text:style-name="Standard"><text:s text:c="6"/>mix-blend-mode: screen;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><text:s text:c="2"/>&lt;canvas class="light"&gt;&lt;/canvas&gt;</text:p>
      <text:p text:style-name="Standard"><text:s text:c="2"/>&lt;div class="container"&gt;</text:p>
      <text:p text:style-name="Standard"><text:s text:c="4"/>&lt;h1&gt;BLOG T&lt;/h1&gt;</text:p>
      <text:p text:style-name="Standard"/>
      <text:p text:style-name="Standard"><text:s text:c="4"/>&lt;div class="book"&gt;</text:p>
      <text:p text:style-name="Standard"><text:s text:c="6"/>&lt;h2&gt;📘 HABITANDO ÁUREO&lt;/h2&gt;</text:p>
      <text:p text:style-name="Standard"><text:s text:c="6"/>&lt;a href="https://drive.google.com/file/d/1nuAI4E7wfHx64hwo2BLXVR4CEYvO1nBg/view?usp=sharing" target="_blank"&gt;Leer o Descargar&lt;/a&gt;</text:p>
      <text:p text:style-name="Standard"><text:s text:c="4"/>&lt;/div&gt;</text:p>
      <text:p text:style-name="Standard"/>
      <text:p text:style-name="Standard"><text:s text:c="4"/>&lt;div class="book"&gt;</text:p>
      <text:p text:style-name="Standard"><text:s text:c="6"/>&lt;h2&gt;📙 AYUDANDO AYUDARTE&lt;/h2&gt;</text:p>
      <text:p text:style-name="Standard"><text:s text:c="6"/>&lt;a href="https://drive.google.com/file/d/1Y35isWkPc16Ylj5kKXdKEfLBeN005iU8/view?usp=sharing" target="_blank"&gt;Leer o Descargar&lt;/a&gt;</text:p>
      <text:p text:style-name="Standard"><text:s text:c="4"/>&lt;/div&gt;</text:p>
      <text:p text:style-name="Standard"><text:s text:c="2"/>&lt;/div&gt;</text:p>
      <text:p text:style-name="Standard"/>
      <text:p text:style-name="Standard"><text:s text:c="2"/>&lt;script&gt;</text:p>
      <text:p text:style-name="Standard"><text:s text:c="4"/>const canvas = document.querySelector('.light');</text:p>
      <text:p text:style-name="Standard"><text:s text:c="4"/>const ctx = canvas.getContext('2d');</text:p>
      <text:p text:style-name="Standard"><text:s text:c="4"/>let width, height, particles;</text:p>
      <text:p text:style-name="Standard"/>
      <text:p text:style-name="Standard"><text:s text:c="4"/>function resize() {</text:p>
      <text:p text:style-name="Standard"><text:s text:c="6"/>width = canvas.width = window.innerWidth;</text:p>
      <text:p text:style-name="Standard"><text:s text:c="6"/>height = canvas.height = window.innerHeight;</text:p>
      <text:p text:style-name="Standard"><text:s text:c="6"/>particles = Array.from({length: 50}, () =&gt; ({</text:p>
      <text:p text:style-name="Standard"><text:s text:c="8"/>x: Math.random() * width,</text:p>
      <text:p text:style-name="Standard"><text:s text:c="8"/>y: Math.random() * height,</text:p>
      <text:p text:style-name="Standard"><text:s text:c="8"/>r: Math.random() * 2 + 1,</text:p>
      <text:p text:style-name="Standard"><text:s text:c="8"/>dx: (Math.random() - 0.5) * 0.5,</text:p>
      <text:p text:style-name="Standard"><text:s text:c="8"/>dy: (Math.random() - 0.5) * 0.5</text:p>
      <text:p text:style-name="Standard"><text:s text:c="6"/>}));</text:p>
      <text:p text:style-name="Standard"><text:s text:c="4"/>}</text:p>
      <text:p text:style-name="Standard"/>
      <text:p text:style-name="Standard"><text:s text:c="4"/>function drawLight(x, y) {</text:p>
      <text:p text:style-name="Standard"><text:s text:c="6"/>ctx.clearRect(0, 0, width, height);</text:p>
      <text:p text:style-name="Standard"><text:s text:c="6"/>const gradient = ctx.createRadialGradient(x, y, 0, x, y, 100);</text:p>
      <text:p text:style-name="Standard"><text:s text:c="6"/>gradient.addColorStop(0, "rgba(255,255,255,0.8)");</text:p>
      <text:p text:style-name="Standard"><text:s text:c="6"/>gradient.addColorStop(1, "rgba(255,255,255,0)");</text:p>
      <text:p text:style-name="Standard"/>
      <text:p text:style-name="Standard"><text:s text:c="6"/>ctx.fillStyle = gradient;</text:p>
      <text:p text:style-name="Standard"><text:s text:c="6"/>ctx.fillRect(0, 0, width, height);</text:p>
      <text:p text:style-name="Standard"/>
      <text:p text:style-name="Standard"><text:s text:c="6"/>for (let p of particles) {</text:p>
      <text:p text:style-name="Standard"><text:s text:c="8"/>ctx.beginPath();</text:p>
      <text:p text:style-name="Standard"><text:soft-page-break/><text:s text:c="8"/>ctx.arc(p.x, p.y, p.r, 0, Math.PI * 2);</text:p>
      <text:p text:style-name="Standard"><text:s text:c="8"/>ctx.fillStyle = "rgba(255,255,255,0.3)";</text:p>
      <text:p text:style-name="Standard"><text:s text:c="8"/>ctx.fill();</text:p>
      <text:p text:style-name="Standard"><text:s text:c="8"/>p.x += p.dx;</text:p>
      <text:p text:style-name="Standard"><text:s text:c="8"/>p.y += p.dy;</text:p>
      <text:p text:style-name="Standard"><text:s text:c="8"/>if (p.x &lt; 0 || p.x &gt; width) p.dx *= -1;</text:p>
      <text:p text:style-name="Standard"><text:s text:c="8"/>if (p.y &lt; 0 || p.y &gt; height) p.dy *= -1;</text:p>
      <text:p text:style-name="Standard"><text:s text:c="6"/>}</text:p>
      <text:p text:style-name="Standard"><text:s text:c="4"/>}</text:p>
      <text:p text:style-name="Standard"/>
      <text:p text:style-name="Standard"><text:s text:c="4"/>window.addEventListener('resize', resize);</text:p>
      <text:p text:style-name="Standard"><text:s text:c="4"/>window.addEventListener('mousemove', e =&gt; drawLight(e.clientX, e.clientY));</text:p>
      <text:p text:style-name="Standard"><text:s text:c="4"/>resize();</text:p>
      <text:p text:style-name="Standard"><text:s text:c="2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7T11:52:08.233738800</meta:creation-date>
    <dc:date>2025-05-17T11:52:13.699018200</dc:date>
    <meta:editing-duration>PT6S</meta:editing-duration>
    <meta:editing-cycles>1</meta:editing-cycles>
    <meta:document-statistic meta:table-count="0" meta:image-count="0" meta:object-count="0" meta:page-count="3" meta:paragraph-count="104" meta:word-count="287" meta:character-count="2850" meta:non-whitespace-character-count="2157"/>
    <meta:generator>LibreOffice/25.2.2.2$Windows_X86_64 LibreOffice_project/7370d4be9e3cf6031a51beef54ff3bda878e3fac</meta:generator>
  </office:meta>
</office:document-meta>
</file>